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b38a" officeooo:paragraph-rsid="000ab38a"/>
    </style:style>
    <style:style style:name="P2" style:family="paragraph" style:parent-style-name="Standard" style:list-style-name="L1">
      <style:text-properties officeooo:rsid="000ab38a" officeooo:paragraph-rsid="000ab38a"/>
    </style:style>
    <style:style style:name="P3" style:family="paragraph" style:parent-style-name="Standard" style:list-style-name="L1">
      <style:text-properties officeooo:rsid="000b5509" officeooo:paragraph-rsid="000b5509"/>
    </style:style>
    <style:style style:name="P4" style:family="paragraph" style:parent-style-name="Standard">
      <style:text-properties officeooo:rsid="000b5509" officeooo:paragraph-rsid="000b5509"/>
    </style:style>
    <style:style style:name="P5" style:family="paragraph" style:parent-style-name="Standard" style:list-style-name="L2">
      <style:text-properties officeooo:rsid="000b5509" officeooo:paragraph-rsid="000b5509"/>
    </style:style>
    <style:style style:name="P6" style:family="paragraph" style:parent-style-name="Standard" style:list-style-name="L2">
      <style:text-properties officeooo:rsid="000b88f8" officeooo:paragraph-rsid="000b88f8"/>
    </style:style>
    <style:style style:name="P7" style:family="paragraph" style:parent-style-name="Standard">
      <style:text-properties officeooo:rsid="000b88f8" officeooo:paragraph-rsid="000bd833"/>
    </style:style>
    <style:style style:name="P8" style:family="paragraph" style:parent-style-name="Standard" style:list-style-name="L2">
      <style:text-properties officeooo:rsid="000bd833" officeooo:paragraph-rsid="000bd833"/>
    </style:style>
    <style:style style:name="T1" style:family="text">
      <style:text-properties officeooo:rsid="000b5509"/>
    </style:style>
    <style:style style:name="T2" style:family="text">
      <style:text-properties officeooo:rsid="000bf8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inie </text:span>516 Eilperfeld → Vorhalle BHF</text:p>
      <text:p text:style-name="P1"/>
      <text:list xml:id="list703763138" text:style-name="L1">
        <text:list-item>
          <text:p text:style-name="P2">weiter gerade aus auf → Wörthstraße</text:p>
        </text:list-item>
        <text:list-item>
          <text:p text:style-name="P2">rechts → <text:span text:style-name="T2">Zum Raffelbusch</text:span></text:p>
        </text:list-item>
        <text:list-item>
          <text:p text:style-name="P2">links halten → <text:span text:style-name="T2">Zum</text:span> Rafflenbusch/HST Metzgerstraße</text:p>
        </text:list-item>
        <text:list-item>
          <text:p text:style-name="P2">Ende links → Riegerbusch/HST Riegerbusch</text:p>
        </text:list-item>
        <text:list-item>
          <text:p text:style-name="P2">Ende rechts → <text:span text:style-name="T2">H</text:span>ohle Straße</text:p>
        </text:list-item>
        <text:list-item>
          <text:p text:style-name="P2">nach HST Hohle Straße links → Straßburger Straße</text:p>
        </text:list-item>
        <text:list-item>
          <text:p text:style-name="P2">Ende links → Eilper Straße</text:p>
        </text:list-item>
        <text:list-item>
          <text:p text:style-name="P2">Schwan<text:span text:style-name="T2">en</text:span>apotheke links → Luisenstraße</text:p>
        </text:list-item>
        <text:list-item>
          <text:p text:style-name="P2">Ende rechts → Franzstraße</text:p>
        </text:list-item>
        <text:list-item>
          <text:p text:style-name="P2">Ende Auto Kemal/HST Buntebachstraße rechts → Buntebachstraße</text:p>
        </text:list-item>
        <text:list-item>
          <text:p text:style-name="P2">Ende links → Jägerstraße</text:p>
        </text:list-item>
        <text:list-item>
          <text:p text:style-name="P2">halb rechts weiter auf → Hochstraße</text:p>
        </text:list-item>
        <text:list-item>
          <text:p text:style-name="P2">links → Frankfurter Straße/HST Oberhagen</text:p>
        </text:list-item>
        <text:list-item>
          <text:p text:style-name="P2">nach HST Markt rechts → Märkischer Ring</text:p>
        </text:list-item>
        <text:list-item>
          <text:p text:style-name="P2">nächste links → Potthofstraße</text:p>
        </text:list-item>
        <text:list-item>
          <text:p text:style-name="P3">weiter gerade aus → HST Rathaus an der Volme</text:p>
        </text:list-item>
        <text:list-item>
          <text:p text:style-name="P3">Kreisel 3. links → Innenstadt</text:p>
        </text:list-item>
        <text:list-item>
          <text:p text:style-name="P3">Ampel HST Volkspark links</text:p>
        </text:list-item>
        <text:list-item>
          <text:p text:style-name="P3">nach HST Schwenke rechts → HA BHF</text:p>
        </text:list-item>
        <text:list-item>
          <text:p text:style-name="P3">Althagener Brücke (Günlük Taze) links</text:p>
        </text:list-item>
        <text:list-item>
          <text:p text:style-name="P3">nächste rechts → Althagener Straße (NICHT weiter unter Brücke)</text:p>
        </text:list-item>
        <text:list-item>
          <text:p text:style-name="P3">links → Brinkstraße</text:p>
        </text:list-item>
        <text:list-item>
          <text:p text:style-name="P3">halb rechts weiter auf → Grimmstraße</text:p>
        </text:list-item>
        <text:list-item>
          <text:p text:style-name="P3">links → Malmkestraße</text:p>
        </text:list-item>
        <text:list-item>
          <text:p text:style-name="P3">links → Sonntagstraße/HST Sonntagstraße</text:p>
        </text:list-item>
        <text:list-item>
          <text:p text:style-name="P3">Ende links → Schwerter Straße</text:p>
        </text:list-item>
        <text:list-item>
          <text:p text:style-name="P3">rechts → Herdecker Straße/HST Geitebrücke</text:p>
        </text:list-item>
        <text:list-item>
          <text:p text:style-name="P3">nach HST Geitebrücke links → Sporbecker Weg</text:p>
        </text:list-item>
        <text:list-item>
          <text:p text:style-name="P3">nach HST Sporbecker Weg rechts → Wolfskuhler Weg</text:p>
        </text:list-item>
        <text:list-item>
          <text:p text:style-name="P3">links → untere Lindenstraße</text:p>
        </text:list-item>
        <text:list-item>
          <text:p text:style-name="P3">nächste links → untere Lindenstraße</text:p>
        </text:list-item>
        <text:list-item>
          <text:p text:style-name="P3">Ende rechts → Nöhstraße/HST In der Imke</text:p>
        </text:list-item>
        <text:list-item>
          <text:p text:style-name="P3">große Kreuzung gerade aus</text:p>
        </text:list-item>
        <text:list-item>
          <text:p text:style-name="P3">nach Bahnbrücke rechts → Johann-Gottlieb-Fichte-Straße</text:p>
        </text:list-item>
        <text:list-item>
          <text:p text:style-name="P3">gerade aus durch Busspur → HST Vorhalle BHF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Linie 516 Vorhalle BHF → Eilperfeld</text:p>
      <text:p text:style-name="P4"/>
      <text:list xml:id="list2730364723" text:style-name="L2">
        <text:list-item>
          <text:p text:style-name="P5">HST Vorhalle BHF drehen zurück durch Buspur</text:p>
        </text:list-item>
        <text:list-item>
          <text:p text:style-name="P5">Ende links → Bahnbrücke/Nöhstraße</text:p>
        </text:list-item>
        <text:list-item>
          <text:p text:style-name="P5">große Kreuzung gerade aus</text:p>
        </text:list-item>
        <text:list-item>
          <text:p text:style-name="P5">nach HST In der Imke links → Lindenstraße</text:p>
        </text:list-item>
        <text:list-item>
          <text:p text:style-name="P5">rechts → Untere Lindenstraße</text:p>
        </text:list-item>
        <text:list-item>
          <text:p text:style-name="P5">rechts → Wolfskühler Weg</text:p>
        </text:list-item>
        <text:list-item>
          <text:p text:style-name="P6">links → Sporbecker Weg/HST Sporbecker Weg</text:p>
        </text:list-item>
        <text:list-item>
          <text:p text:style-name="P6">Ende rechts → Herdecker Straße</text:p>
        </text:list-item>
        <text:list-item>
          <text:p text:style-name="P6">nach HST Geitebrücke links → Eckseyerstraße</text:p>
        </text:list-item>
        <text:list-item>
          <text:p text:style-name="P6">rechts → Sonntagstraße</text:p>
        </text:list-item>
        <text:list-item>
          <text:p text:style-name="P6">Ende rechts → Malmkestraße</text:p>
        </text:list-item>
        <text:list-item>
          <text:p text:style-name="P6">Ende <text:span text:style-name="T2">rechts </text:span>→ Grimmstraße</text:p>
        </text:list-item>
        <text:list-item>
          <text:p text:style-name="P6">halb links weiter auf → Grimmstraße</text:p>
        </text:list-item>
        <text:list-item>
          <text:p text:style-name="P6">Ende rechts → Altenhagener Straße</text:p>
        </text:list-item>
        <text:list-item>
          <text:p text:style-name="P6">Althagener Brücke (Günlük Taze) rechts → HA BHF</text:p>
        </text:list-item>
        <text:list-item>
          <text:p text:style-name="P6">Sondersignal Schwenke links</text:p>
        </text:list-item>
        <text:list-item>
          <text:p text:style-name="P6">HST Volkspark rechts → Innenstadt</text:p>
        </text:list-item>
        <text:list-item>
          <text:p text:style-name="P6">Kreisel 1. rechts → HST Rathaus an der Volme</text:p>
        </text:list-item>
        <text:list-item>
          <text:p text:style-name="P6">HST Rathaus an der Volme gerade aus → Potthofstraße</text:p>
        </text:list-item>
        <text:list-item>
          <text:p text:style-name="P6">Ende rechts → Märkischer Ring</text:p>
        </text:list-item>
        <text:list-item>
          <text:p text:style-name="P6">nächste links → Frankfurter Straße/HST Markt</text:p>
        </text:list-item>
        <text:list-item>
          <text:p text:style-name="P6">nach HST Oberhagen rechts → Hochstraße</text:p>
        </text:list-item>
        <text:list-item>
          <text:p text:style-name="P6">gerade aus weiter auf → Jägerstraße</text:p>
        </text:list-item>
        <text:list-item>
          <text:p text:style-name="P6">rechts → Bunterbachstraße</text:p>
        </text:list-item>
        <text:list-item>
          <text:p text:style-name="P6">nächste links → Franzstraße/HST Bunterbachstraße</text:p>
        </text:list-item>
        <text:list-item>
          <text:p text:style-name="P6">links → Luisenstraße</text:p>
        </text:list-item>
        <text:list-item>
          <text:p text:style-name="P6">Ende rechts → Eilper Straße</text:p>
        </text:list-item>
        <text:list-item>
          <text:p text:style-name="P6">rechts → In der Welle</text:p>
        </text:list-item>
        <text:list-item>
          <text:p text:style-name="P6">gerade aus weiter auf → Straßburger Straße</text:p>
        </text:list-item>
        <text:list-item>
          <text:p text:style-name="P8">rechts → Hohe Straße/HST Hohe Straße</text:p>
        </text:list-item>
        <text:list-item>
          <text:p text:style-name="P8">links → Zum Rafflenbusch</text:p>
        </text:list-item>
        <text:list-item>
          <text:p text:style-name="P8">nach HST Riegerbusch rechts → Zum Rafflenbusch</text:p>
        </text:list-item>
        <text:list-item>
          <text:p text:style-name="P8">halb rechts weiter auf → Metzer Straße</text:p>
        </text:list-item>
        <text:list-item>
          <text:p text:style-name="P8">Ende links → Wörthstraße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5T18:05:49.748811857</meta:creation-date>
    <dc:date>2020-05-15T20:53:02.019184434</dc:date>
    <meta:editing-duration>PT2H13M11S</meta:editing-duration>
    <meta:editing-cycles>2</meta:editing-cycles>
    <meta:generator>LibreOffice/6.0.7.3$Linux_X86_64 LibreOffice_project/00m0$Build-3</meta:generator>
    <meta:print-date>2020-05-15T20:53:06.613871401</meta:print-date>
    <meta:document-statistic meta:table-count="0" meta:image-count="0" meta:object-count="0" meta:page-count="2" meta:paragraph-count="71" meta:word-count="457" meta:character-count="2552" meta:non-whitespace-character-count="2235"/>
  </office:meta>
</office:document-meta>
</file>